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3.307cm" style:rel-column-width="12749*"/>
    </style:style>
    <style:style style:name="Таблица1.B" style:family="table-column">
      <style:table-column-properties style:column-width="6.184cm" style:rel-column-width="23839*"/>
    </style:style>
    <style:style style:name="Таблица1.C" style:family="table-column">
      <style:table-column-properties style:column-width="7.509cm" style:rel-column-width="289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56853" style:font-name-asian="Times New Roman2" style:font-size-asian="14pt" style:font-name-complex="Times New Roman2" style:font-size-complex="14pt"/>
    </style:style>
    <style:style style:name="P2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56853" style:font-name-asian="Times New Roman2" style:font-size-asian="14pt" style:font-name-complex="Times New Roman2" style:font-size-complex="14pt"/>
    </style:style>
    <style:style style:name="P3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56853" style:font-name-asian="Times New Roman2" style:font-size-asian="14pt" style:font-name-complex="Times New Roman2" style:font-size-complex="14pt"/>
    </style:style>
    <style:style style:name="P4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Times New Roman" fo:font-size="10.5pt" fo:letter-spacing="normal" fo:font-style="normal" fo:font-weight="normal" officeooo:rsid="00056853" officeooo:paragraph-rsid="00056853"/>
    </style:style>
    <style:style style:name="P5" style:family="paragraph" style:parent-style-name="Standard_20__28_WW_29_">
      <style:paragraph-properties fo:text-align="center" style:justify-single-word="false"/>
      <style:text-properties style:font-name="Times New Roman" officeooo:paragraph-rsid="00056853"/>
    </style:style>
    <style:style style:name="P6" style:family="paragraph" style:parent-style-name="Standard_20__28_WW_29_">
      <style:paragraph-properties fo:text-align="center" style:justify-single-word="false"/>
      <style:text-properties style:font-name="Times New Roman" fo:font-size="18pt" fo:font-weight="bold" officeooo:paragraph-rsid="00056853" style:font-size-asian="18pt" style:font-weight-asian="bold" style:font-name-complex="Times New Roman2" style:font-size-complex="18pt"/>
    </style:style>
    <style:style style:name="P7" style:family="paragraph" style:parent-style-name="Standard_20__28_WW_29_">
      <style:text-properties style:font-name="Times New Roman" fo:font-size="18pt" fo:font-weight="bold" officeooo:paragraph-rsid="00056853" style:font-size-asian="18pt" style:font-weight-asian="bold" style:font-name-complex="Times New Roman2" style:font-size-complex="18pt"/>
    </style:style>
    <style:style style:name="P8" style:family="paragraph" style:parent-style-name="Standard_20__28_WW_29_">
      <style:paragraph-properties fo:text-align="center" style:justify-single-word="false"/>
      <style:text-properties style:font-name="Times New Roman" fo:font-size="14pt" fo:font-weight="bold" officeooo:paragraph-rsid="00056853" style:font-size-asian="14pt" style:font-weight-asian="bold" style:font-name-complex="Times New Roman2" style:font-size-complex="14pt"/>
    </style:style>
    <style:style style:name="P9" style:family="paragraph" style:parent-style-name="Standard_20__28_WW_29_">
      <style:paragraph-properties fo:text-align="center" style:justify-single-word="false"/>
      <style:text-properties style:font-name="Times New Roman" fo:font-size="14pt" fo:font-weight="bold" officeooo:paragraph-rsid="00056853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style:font-name="Times New Roman" officeooo:paragraph-rsid="00056853"/>
    </style:style>
    <style:style style:name="P11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style:font-name="Times New Roman" officeooo:paragraph-rsid="00056853"/>
    </style:style>
    <style:style style:name="P12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style:font-name="Times New Roman" officeooo:paragraph-rsid="00056853"/>
    </style:style>
    <style:style style:name="P13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Times New Roman" officeooo:paragraph-rsid="00056853"/>
    </style:style>
    <style:style style:name="P14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Times New Roman" fo:font-weight="bold" officeooo:rsid="00056853" officeooo:paragraph-rsid="00056853" style:font-weight-asian="bold" style:font-weight-complex="bold"/>
    </style:style>
    <style:style style:name="P15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Times New Roman" officeooo:rsid="00056853" officeooo:paragraph-rsid="00056853"/>
    </style:style>
    <style:style style:name="P16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Times New Roman" officeooo:rsid="0007faf7" officeooo:paragraph-rsid="00076053"/>
    </style:style>
    <style:style style:name="P17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Times New Roman" officeooo:rsid="001698ca" officeooo:paragraph-rsid="001698ca"/>
    </style:style>
    <style:style style:name="P18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Times New Roman" officeooo:rsid="001864c6" officeooo:paragraph-rsid="001864c6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056853" officeooo:paragraph-rsid="0005685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officeooo:rsid="00098627" officeooo:paragraph-rsid="00098627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076053" officeooo:paragraph-rsid="00076053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Times New Roman" fo:font-size="10.5pt" fo:letter-spacing="normal" fo:font-style="normal" fo:font-weight="normal" officeooo:paragraph-rsid="00056853" loext:padding="0cm" loext:border="none"/>
    </style:style>
    <style:style style:name="P2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Times New Roman" fo:font-size="10.5pt" fo:letter-spacing="normal" fo:font-style="normal" fo:font-weight="normal" officeooo:paragraph-rsid="0015b12c" loext:padding="0cm" loext:border="none"/>
    </style:style>
    <style:style style:name="P2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Times New Roman" fo:font-size="10.5pt" fo:letter-spacing="normal" fo:font-style="normal" fo:font-weight="normal" officeooo:rsid="0015b12c" officeooo:paragraph-rsid="0015b12c" loext:padding="0cm" loext:border="none"/>
    </style:style>
    <style:style style:name="P26" style:family="paragraph" style:parent-style-name="Text_20_body">
      <style:text-properties style:font-name="Times New Roman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imes New Roman" officeooo:paragraph-rsid="0015b12c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fo:font-size="14pt" officeooo:rsid="00056853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fo:font-size="14pt" officeooo:rsid="000b77f3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fo:font-size="14pt" officeooo:rsid="000d5fb8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fo:font-size="14pt" officeooo:rsid="000f64fe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fo:font-size="14pt" officeooo:rsid="00165ee2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fo:font-size="14pt" officeooo:rsid="001698ca" style:font-name-asian="Times New Roman2" style:font-size-asian="14pt" style:font-name-complex="Times New Roman2" style:font-size-complex="14pt"/>
    </style:style>
    <style:style style:name="T9" style:family="text">
      <style:text-properties fo:color="#000000" loext:opacity="100%" fo:font-size="14pt" officeooo:rsid="001864c6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fo:font-size="14pt" fo:font-weight="bold" officeooo:rsid="00056853" style:font-name-asian="Times New Roman2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style:font-size-asian="14pt" style:font-name-complex="Times New Roman2" style:font-size-complex="14pt"/>
    </style:style>
    <style:style style:name="T12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3" style:family="text">
      <style:text-properties fo:font-variant="normal" fo:text-transform="none" fo:color="#000000" loext:opacity="100%" fo:font-size="14pt" fo:letter-spacing="normal" fo:font-style="normal" fo:font-weight="normal" officeooo:rsid="00056853" style:font-name-asian="Times New Roman2" style:font-size-asian="14pt" style:font-name-complex="Times New Roman2" style:font-size-complex="14pt" loext:padding="0cm" loext:border="none"/>
    </style:style>
    <style:style style:name="T14" style:family="text">
      <style:text-properties fo:font-variant="normal" fo:text-transform="none" fo:color="#000000" loext:opacity="100%" fo:font-size="14pt" fo:letter-spacing="normal" fo:font-style="normal" fo:font-weight="normal" officeooo:rsid="0015b12c" style:font-name-asian="Times New Roman2" style:font-size-asian="14pt" style:font-name-complex="Times New Roman2" style:font-size-complex="14pt" loext:padding="0cm" loext:border="none"/>
    </style:style>
    <style:style style:name="T15" style:family="text">
      <style:text-properties fo:font-variant="normal" fo:text-transform="none" fo:color="#000000" loext:opacity="100%" fo:font-size="14pt" fo:letter-spacing="normal" fo:font-style="normal" fo:font-weight="normal" officeooo:rsid="0015b12c" style:font-name-asian="Liberation Serif" style:font-size-asian="14pt" style:font-name-complex="Liberation Serif" style:font-size-complex="14pt" loext:padding="0cm" loext:border="none"/>
    </style:style>
    <style:style style:name="T16" style:family="text">
      <style:text-properties officeooo:rsid="0015b12c"/>
    </style:style>
    <style:style style:name="T17" style:family="text">
      <style:text-properties fo:font-size="14pt" style:font-size-asian="14pt" style:font-name-complex="Times New Roman2" style:font-size-complex="14pt"/>
    </style:style>
    <style:style style:name="T18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19" style:family="text">
      <style:text-properties fo:font-size="14pt" style:font-name-asian="Times New Roman2" style:font-size-asian="14pt" style:font-name-complex="Times New Roman2" style:font-size-complex="14pt"/>
    </style:style>
    <style:style style:name="T20" style:family="text">
      <style:text-properties fo:font-size="14pt" officeooo:rsid="0015b12c" style:font-name-asian="Times New Roman2" style:font-size-asian="14pt" style:font-name-complex="Times New Roman2" style:font-size-complex="14pt"/>
    </style:style>
    <style:style style:name="T21" style:family="text">
      <style:text-properties fo:font-size="14pt" style:font-name-asian="Liberation Serif" style:font-size-asian="14pt" style:font-name-complex="Liberation Serif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1"><text:span text:style-name="T17">Московский Авиационный Институт</text:span></text:p>
      <text:p text:style-name="P5" loext:marker-style-name="T11"><text:span text:style-name="T17">(Национальный Исследовательский Университет)</text:span></text:p>
      <text:p text:style-name="P5" loext:marker-style-name="T11"><text:span text:style-name="T17">Факультет информационных технологий и прикладной математики</text:span></text:p>
      <text:p text:style-name="P5" loext:marker-style-name="T11"><text:span text:style-name="T17">Кафедра вычислительной математики и программирования</text:span></text:p>
      <text:p text:style-name="P6"/>
      <text:p text:style-name="P6"/>
      <text:p text:style-name="P8">Лабораторная работа №<text:span text:style-name="T16">7</text:span> по курсу</text:p>
      <text:p text:style-name="P5" loext:marker-style-name="T12"><text:span text:style-name="T18">«Дискретный анализ»</text:span></text:p>
      <text:p text:style-name="P9" loext:marker-style-name="T12"/>
      <text:p text:style-name="P5"/>
      <text:p text:style-name="P7"/>
      <text:p text:style-name="P6"/>
      <text:p text:style-name="P6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0"><text:span text:style-name="T2">Студент: </text:span><text:span text:style-name="T3">Ибрагимов Р. Р.</text:span></text:p>
      <text:p text:style-name="P2">Группа: М8О-303Б-22</text:p>
      <text:p text:style-name="P11"><text:span text:style-name="T2">Вариант: </text:span><text:span text:style-name="T3">2</text:span></text:p>
      <text:p text:style-name="P10" loext:marker-style-name="T1"><text:span text:style-name="T2">Преподаватель: Макаров Н.К.</text:span></text:p>
      <text:p text:style-name="P10" loext:marker-style-name="T1"><text:span text:style-name="T2">Оценка: ___________</text:span></text:p>
      <text:p text:style-name="P10" loext:marker-style-name="T1"><text:span text:style-name="T2">Дата: ___________</text:span></text:p>
      <text:p text:style-name="P10" loext:marker-style-name="T1"><text:span text:style-name="T2">Подпись: ___________</text:span></text:p>
      <text:p text:style-name="P3" loext:marker-style-name="T1"/>
      <text:p text:style-name="P3" loext:marker-style-name="T1"/>
      <text:p text:style-name="P12" loext:marker-style-name="T1"><text:span text:style-name="T2">Москва, 2024</text:span></text:p>
      <text:p text:style-name="P12" loext:marker-style-name="T1"><text:span text:style-name="T2"/></text:p>
      <text:p text:style-name="P14" loext:marker-style-name="T1"><text:soft-page-break/><text:span text:style-name="T2">Постановка задачи</text:span></text:p>
      <text:p text:style-name="P23" loext:marker-style-name="T1"><text:span text:style-name="T19">У вас есть рюкзак, вместимостью m, а так же n предметов, у каждого из которых есть вес w</text:span><text:span text:style-name="T20">_</text:span><text:span text:style-name="T19">i и стоимость c</text:span><text:span text:style-name="T20">_</text:span><text:span text:style-name="T19">i. Необходимо выбрать такое подмножество I из них, чтобы:</text:span></text:p>
      <text:p text:style-name="P25" loext:marker-style-name="T1"><text:span text:style-name="T19">1. (Σw_i) </text:span><text:span text:style-name="T21">≤</text:span><text:span text:style-name="T19"> m, где i ∈I</text:span></text:p>
      <text:p text:style-name="P24" loext:marker-style-name="T1"><text:span text:style-name="T20">2. (Σc_i) * |I|, где i ∈I </text:span><text:span text:style-name="T19">является максимальной из всех возможных.</text:span></text:p>
      <text:p text:style-name="P23" loext:marker-style-name="T1"><text:span text:style-name="T19">|I| – мощность множества I.</text:span></text:p>
      <text:p text:style-name="P26"/>
      <text:p text:style-name="P13" loext:marker-style-name="T1"><text:span text:style-name="T10">Формат ввода</text:span></text:p>
      <text:p text:style-name="P27" loext:marker-style-name="T1"><text:span text:style-name="T13">В первой строке заданы </text:span><text:span text:style-name="T14">1 </text:span><text:span text:style-name="T15">≤</text:span><text:span text:style-name="T14"> n </text:span><text:span text:style-name="T15">≤</text:span><text:span text:style-name="T14"> 100</text:span><text:span text:style-name="T13"> и </text:span><text:span text:style-name="T14">1 </text:span><text:span text:style-name="T15">≤</text:span><text:span text:style-name="T14"> n </text:span><text:span text:style-name="T15">≤</text:span><text:span text:style-name="T14"> 5000</text:span><text:span text:style-name="T13">. В последующих n строках через пробел заданы параметры предеметов: w</text:span><text:span text:style-name="T14">_</text:span><text:span text:style-name="T13">i и c</text:span><text:span text:style-name="T14">_</text:span><text:span text:style-name="T13">i.</text:span></text:p>
      <text:p text:style-name="P4" loext:marker-style-name="T1"><text:span text:style-name="T2"/></text:p>
      <text:p text:style-name="P14" loext:marker-style-name="T1"><text:span text:style-name="T2">Формат вывода</text:span></text:p>
      <text:p text:style-name="P4" loext:marker-style-name="T1"><text:span text:style-name="T19">В первой строке необходимо вывести одно число – максимальное значение </text:span><text:span text:style-name="T20">(Σc_i) * |I|, где i ∈I</text:span><text:span text:style-name="T19">, а на второй – индексы предметов, входящих в ответ.</text:span></text:p>
      <text:p text:style-name="P15" loext:marker-style-name="T1"><text:span text:style-name="T2"/></text:p>
      <text:p text:style-name="P14" loext:marker-style-name="T1"><text:span text:style-name="T2">Метод решения</text:span></text:p>
      <text:p text:style-name="P17" loext:marker-style-name="T1"><text:span text:style-name="T5">З</text:span><text:span text:style-name="T2">адачу будем решать с помощью динамического программирования. dp[i][j][k] — максимальная стоимость j предметов из первых i предметов в рюкзаке вместимости k. Под стоимостью, согласно условию задачи, понимается суммарная стоимость предметов, умноженная на их количество. Переход динамики можно описать следующим образом: dp[i][j][k] = max(dp[i - 1][j][k], dp[i - 1][j - 1][k - w[i - 1]]/(j - 1) + c[i - 1]) * j. </text:span></text:p>
      <text:p text:style-name="P17" loext:marker-style-name="T1"><text:span text:style-name="T2">При реализации сначала будут вычисляться dp[i][j][k] при j = 1 (берём один предмет), затем уже будет учитываться, что можно брать два и более предметов. Ответ</text:span><text:span text:style-name="T9">ом</text:span><text:span text:style-name="T2"> будет </text:span><text:span text:style-name="T9">максимальный элемент по всем j при i = n и k = m (</text:span><text:span text:style-name="T2">в </text:span><text:span text:style-name="T9">dp[n][j_max][m], где j_max индекс, по которому располагается максимум). </text:span><text:span text:style-name="T2">В конце потребуется восстановить ответ. </text:span></text:p>
      <text:p text:style-name="P16" loext:marker-style-name="T1"><text:span text:style-name="T2">Сложность алгоритма решения: </text:span><text:span text:style-name="T4">O(n</text:span><text:span text:style-name="T7">^2 * m</text:span><text:span text:style-name="T4">), где n — </text:span><text:span text:style-name="T8">количество предметов, m — вместимость рюкзака</text:span><text:span text:style-name="T4">.</text:span></text:p>
      <text:p text:style-name="P15" loext:marker-style-name="T1"><text:span text:style-name="T2"/></text:p>
      <text:p text:style-name="P14" loext:marker-style-name="T1"><text:span text:style-name="T2">Исходный код</text:span></text:p>
      <text:p text:style-name="P15" loext:marker-style-name="T1">#include &lt;iostream&gt;</text:p>
      <text:p text:style-name="P15" loext:marker-style-name="T1">#include &lt;vector&gt;</text:p>
      <text:p text:style-name="P15" loext:marker-style-name="T1">#include &lt;algorithm&gt;</text:p>
      <text:p text:style-name="P15" loext:marker-style-name="T1"/>
      <text:p text:style-name="P15" loext:marker-style-name="T1">using ul = unsigned long;</text:p>
      <text:p text:style-name="P15" loext:marker-style-name="T1"/>
      <text:p text:style-name="P15" loext:marker-style-name="T1">int main() {</text:p>
      <text:p text:style-name="P15" loext:marker-style-name="T1"><text:s text:c="4"/>std::ios::sync_with_stdio(false);</text:p>
      <text:p text:style-name="P15" loext:marker-style-name="T1"><text:s text:c="4"/>std::cin.tie(0);</text:p>
      <text:p text:style-name="P15" loext:marker-style-name="T1"><text:s text:c="4"/>std::cout.tie(0);</text:p>
      <text:p text:style-name="P15" loext:marker-style-name="T1"/>
      <text:p text:style-name="P15" loext:marker-style-name="T1"><text:s text:c="4"/>size_t n, m;</text:p>
      <text:p text:style-name="P15" loext:marker-style-name="T1"/>
      <text:p text:style-name="P15" loext:marker-style-name="T1"><text:s text:c="4"/>std::cin &gt;&gt; n &gt;&gt; m;</text:p>
      <text:p text:style-name="P15" loext:marker-style-name="T1"><text:soft-page-break/></text:p>
      <text:p text:style-name="P15" loext:marker-style-name="T1"><text:s text:c="4"/>std::vector&lt;ul&gt; w(n);</text:p>
      <text:p text:style-name="P15" loext:marker-style-name="T1"><text:s text:c="4"/>std::vector&lt;ul&gt; c(n);</text:p>
      <text:p text:style-name="P15" loext:marker-style-name="T1"/>
      <text:p text:style-name="P15" loext:marker-style-name="T1"><text:s text:c="4"/>for (size_t i = 0; i &lt; n; ++i) {</text:p>
      <text:p text:style-name="P15" loext:marker-style-name="T1"><text:s text:c="8"/>std::cin &gt;&gt; w[i] &gt;&gt; c[i];</text:p>
      <text:p text:style-name="P15" loext:marker-style-name="T1"><text:s text:c="4"/>}</text:p>
      <text:p text:style-name="P15" loext:marker-style-name="T1"/>
      <text:p text:style-name="P15" loext:marker-style-name="T1"><text:s text:c="4"/>std::vector&lt;std::vector&lt;std::vector&lt;ul&gt;&gt;&gt; dp(n + 1, std::vector&lt;std::vector&lt;ul&gt;&gt;(n + 1, std::vector&lt;ul&gt;(m + 1, 0)));</text:p>
      <text:p text:style-name="P15" loext:marker-style-name="T1"/>
      <text:p text:style-name="P15" loext:marker-style-name="T1"><text:s text:c="4"/>for (size_t i = 1; i &lt; n + 1; ++i) {</text:p>
      <text:p text:style-name="P15" loext:marker-style-name="T1"><text:s text:c="8"/>for (size_t j = 1; j &lt; n + 1; ++j) {</text:p>
      <text:p text:style-name="P15" loext:marker-style-name="T1"><text:s text:c="12"/>for (size_t k = 1; k &lt; m + 1; ++k) {</text:p>
      <text:p text:style-name="P15" loext:marker-style-name="T1"><text:s text:c="16"/>dp[i][j][k] = dp[i - 1][j][k];</text:p>
      <text:p text:style-name="P15" loext:marker-style-name="T1"/>
      <text:p text:style-name="P15" loext:marker-style-name="T1"><text:s text:c="16"/>if (k &gt;= w[i - 1]) {</text:p>
      <text:p text:style-name="P15" loext:marker-style-name="T1"><text:s text:c="20"/>if (j == 1) {</text:p>
      <text:p text:style-name="P15" loext:marker-style-name="T1"><text:s text:c="24"/>dp[i][j][k] = std::max(dp[i][j][k], dp[i - 1][j][k - w[i - 1]] + c[i - 1]);</text:p>
      <text:p text:style-name="P15" loext:marker-style-name="T1"><text:s text:c="20"/>}</text:p>
      <text:p text:style-name="P15" loext:marker-style-name="T1"><text:s text:c="20"/>else if (dp[i - 1][j - 1][k - w[i - 1]] &gt; 0) {</text:p>
      <text:p text:style-name="P15" loext:marker-style-name="T1"><text:s text:c="24"/>dp[i][j][k] = std::max(dp[i][j][k], (dp[i - 1][j - 1][k - w[i - 1]] / (j - 1) + c[i - 1]) * j);</text:p>
      <text:p text:style-name="P15" loext:marker-style-name="T1"><text:s text:c="20"/>}</text:p>
      <text:p text:style-name="P15" loext:marker-style-name="T1"><text:s text:c="16"/>}</text:p>
      <text:p text:style-name="P15" loext:marker-style-name="T1"><text:s text:c="12"/>}</text:p>
      <text:p text:style-name="P15" loext:marker-style-name="T1"><text:s text:c="8"/>}</text:p>
      <text:p text:style-name="P15" loext:marker-style-name="T1"><text:s text:c="4"/>}</text:p>
      <text:p text:style-name="P15" loext:marker-style-name="T1"/>
      <text:p text:style-name="P15" loext:marker-style-name="T1"><text:s text:c="4"/>ul max_value = 0;</text:p>
      <text:p text:style-name="P15" loext:marker-style-name="T1"><text:s text:c="4"/>size_t j_max = 0;</text:p>
      <text:p text:style-name="P15" loext:marker-style-name="T1"><text:s text:c="4"/>for (size_t j = 0; j &lt; n + 1; ++j) {</text:p>
      <text:p text:style-name="P15" loext:marker-style-name="T1"><text:s text:c="8"/>if (dp[n][j][m] &gt; max_value) {</text:p>
      <text:p text:style-name="P15" loext:marker-style-name="T1"><text:s text:c="12"/>max_value = dp[n][j][m];</text:p>
      <text:p text:style-name="P15" loext:marker-style-name="T1"><text:s text:c="12"/>j_max = j;</text:p>
      <text:p text:style-name="P15" loext:marker-style-name="T1"><text:s text:c="8"/>}</text:p>
      <text:p text:style-name="P15" loext:marker-style-name="T1"><text:s text:c="4"/>}</text:p>
      <text:p text:style-name="P15" loext:marker-style-name="T1"/>
      <text:p text:style-name="P15" loext:marker-style-name="T1"><text:s text:c="4"/>std::vector&lt;size_t&gt; path;</text:p>
      <text:p text:style-name="P15" loext:marker-style-name="T1"><text:s text:c="4"/>while (dp[n][j_max][m] &gt; 0) {</text:p>
      <text:p text:style-name="P15" loext:marker-style-name="T1"><text:s text:c="8"/>if (dp[n][j_max][m] == dp[n - 1][j_max][m]) {</text:p>
      <text:p text:style-name="P15" loext:marker-style-name="T1"><text:s text:c="12"/>--n;</text:p>
      <text:p text:style-name="P15" loext:marker-style-name="T1"><text:s text:c="8"/>}</text:p>
      <text:p text:style-name="P15" loext:marker-style-name="T1"><text:s text:c="8"/>else {</text:p>
      <text:p text:style-name="P15" loext:marker-style-name="T1"><text:s text:c="12"/>m -= w[n - 1];</text:p>
      <text:p text:style-name="P15" loext:marker-style-name="T1"><text:s text:c="12"/>--j_max;</text:p>
      <text:p text:style-name="P15" loext:marker-style-name="T1"><text:s text:c="12"/>path.push_back(n--);</text:p>
      <text:p text:style-name="P15" loext:marker-style-name="T1"><text:s text:c="8"/>}</text:p>
      <text:p text:style-name="P15" loext:marker-style-name="T1"><text:s text:c="4"/>}</text:p>
      <text:p text:style-name="P15" loext:marker-style-name="T1"/>
      <text:p text:style-name="P15" loext:marker-style-name="T1"><text:s text:c="4"/>std::reverse(path.begin(), path.end());</text:p>
      <text:p text:style-name="P15" loext:marker-style-name="T1"/>
      <text:p text:style-name="P15" loext:marker-style-name="T1"><text:s text:c="4"/>std::cout &lt;&lt; max_value &lt;&lt; '\n';</text:p>
      <text:p text:style-name="P15" loext:marker-style-name="T1"><text:soft-page-break/><text:s text:c="4"/>for (size_t elem : path) {</text:p>
      <text:p text:style-name="P15" loext:marker-style-name="T1"><text:s text:c="8"/>std::cout &lt;&lt; elem &lt;&lt; ' ';</text:p>
      <text:p text:style-name="P15" loext:marker-style-name="T1"><text:s text:c="4"/>}</text:p>
      <text:p text:style-name="P15" loext:marker-style-name="T1"><text:s text:c="4"/>std::cout &lt;&lt; '\n';</text:p>
      <text:p text:style-name="P15" loext:marker-style-name="T1"/>
      <text:p text:style-name="P15" loext:marker-style-name="T1"><text:s text:c="4"/>return 0;</text:p>
      <text:p text:style-name="P15" loext:marker-style-name="T1">}</text:p>
      <text:p text:style-name="P15" loext:marker-style-name="T1"/>
      <text:p text:style-name="P14" loext:marker-style-name="T1"><text:span text:style-name="T2">Тес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Номер теста</text:p>
          </table:table-cell>
          <table:table-cell table:style-name="Таблица1.A1" office:value-type="string">
            <text:p text:style-name="P19">Ввод</text:p>
          </table:table-cell>
          <table:table-cell table:style-name="Таблица1.C1" office:value-type="string">
            <text:p text:style-name="P19">Вывод</text:p>
          </table:table-cell>
        </table:table-row>
        <table:table-row>
          <table:table-cell table:style-name="Таблица1.A2" office:value-type="string">
            <text:p text:style-name="P19">1</text:p>
          </table:table-cell>
          <table:table-cell table:style-name="Таблица1.A2" office:value-type="string">
            <text:p text:style-name="P20">3 6</text:p>
            <text:p text:style-name="P20">2 1</text:p>
            <text:p text:style-name="P20">5 4</text:p>
            <text:p text:style-name="P20">4 2</text:p>
          </table:table-cell>
          <table:table-cell table:style-name="Таблица1.C2" office:value-type="string">
            <text:p text:style-name="P21">6</text:p>
            <text:p text:style-name="P21">1 3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1">5 130</text:p>
            <text:p text:style-name="P21">76 2</text:p>
            <text:p text:style-name="P21">62 10</text:p>
            <text:p text:style-name="P21">19 67</text:p>
            <text:p text:style-name="P21">36 78</text:p>
            <text:p text:style-name="P21">26 90</text:p>
          </table:table-cell>
          <table:table-cell table:style-name="Таблица1.C2" office:value-type="string">
            <text:p text:style-name="P21">705</text:p>
            <text:p text:style-name="P21">3 4 5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0">7 31</text:p>
            <text:p text:style-name="P20">78 94</text:p>
            <text:p text:style-name="P20">28 19</text:p>
            <text:p text:style-name="P20">46 46</text:p>
            <text:p text:style-name="P20">16 32</text:p>
            <text:p text:style-name="P20">35 48</text:p>
            <text:p text:style-name="P20">12 65</text:p>
            <text:p text:style-name="P20">78 61</text:p>
          </table:table-cell>
          <table:table-cell table:style-name="Таблица1.C2" office:value-type="string">
            <text:p text:style-name="P21">194</text:p>
            <text:p text:style-name="P21">4 6 </text:p>
          </table:table-cell>
        </table:table-row>
      </table:table>
      <text:p text:style-name="P15" loext:marker-style-name="T1"><text:span text:style-name="T2"/></text:p>
      <text:p text:style-name="P15" loext:marker-style-name="T1"><text:span text:style-name="T2"/></text:p>
      <text:p text:style-name="P14" loext:marker-style-name="T1"><text:span text:style-name="T2">Выводы</text:span></text:p>
      <text:p text:style-name="P18" loext:marker-style-name="T1"><text:span text:style-name="T6">В </text:span><text:span text:style-name="T2">ходе выполнения данной лабораторной работы был более подробно изучен подход динамического программирования и, в частности, вариация задачи о рюкзаке. Сама идея разбивания большой подзадачи на мелкие задачи весьма интересна и интуитивно понятна, но для себя отмечу, что для меня даётся труднее всег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4:27:27.368267113</meta:creation-date>
    <dc:date>2024-11-03T23:57:54.744883079</dc:date>
    <meta:editing-duration>PT51M55S</meta:editing-duration>
    <meta:editing-cycles>8</meta:editing-cycles>
    <meta:generator>LibreOffice/24.2.6.2$Linux_X86_64 LibreOffice_project/420$Build-2</meta:generator>
    <meta:document-statistic meta:table-count="1" meta:image-count="0" meta:object-count="0" meta:page-count="4" meta:paragraph-count="119" meta:word-count="634" meta:character-count="3962" meta:non-whitespace-character-count="2989"/>
  </office:meta>
</office:document-meta>
</file>